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style:font-size-asian="18pt" style:font-size-complex="18pt"/>
    </style:style>
    <style:style style:name="P6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per 58%" fo:font-size="8pt" style:font-size-asian="8pt" style:font-size-complex="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style:text-position="super 58%" fo:font-size="8pt" style:font-size-asian="18pt" style:font-size-complex="18pt"/>
    </style:style>
    <style:style style:name="T7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16cm" svg:height="2.864cm" svg:x="2.645cm" svg:y="0.519cm" svg:viewBox="0 0 3017 2865" svg:d="m1391 2743h203v-224c608-39 1062-497 1062-1087s-454-1048-1062-1087v-224h-203v226c-593 53-1031 505-1031 1085s438 1032 1031 1085zm117-2517c855 0 1509 620 1509 1432s-654 1433-1509 1433-1508-621-1508-1433 653-1432 1508-1432z">
          <text:p/>
        </draw:path>
        <draw:path draw:style-name="gr1" draw:text-style-name="P1" draw:layer="layout" svg:width="2.009cm" svg:height="1.639cm" draw:transform="rotate (-0.523598775599386) translate (3.70785024056242cm 0.727696337470929cm)" svg:viewBox="0 0 2010 1640" svg:d="m1404-2362 133-77c75-44 260 99 368 286s139 419 64 462l-133 77-49-85-1237 714 54 94-132 76c-74 43-258-101-366-288s-140-417-66-460l132-76 43 74 1237-714z">
          <text:p/>
        </draw:path>
        <draw:frame draw:style-name="gr2" draw:text-style-name="P2" draw:layer="layout" svg:width="0.862cm" svg:height="0.806cm" svg:x="4.296cm" svg:y="1.524cm">
          <draw:text-box>
            <text:p><text:span text:style-name="T1">N</text:span></text:p>
          </draw:text-box>
        </draw:frame>
        <draw:frame draw:style-name="gr2" draw:text-style-name="P2" draw:layer="layout" svg:width="0.832cm" svg:height="0.806cm" svg:x="3.149cm" svg:y="1.524cm">
          <draw:text-box>
            <text:p><text:span text:style-name="T1">S</text:span></text:p>
          </draw:text-box>
        </draw:frame>
        <draw:frame draw:style-name="gr2" draw:text-style-name="P3" draw:layer="layout" svg:width="0.697cm" svg:height="0.645cm" svg:x="4.043cm" svg:y="0.401cm">
          <draw:text-box>
            <text:p><text:span text:style-name="T2">a</text:span></text:p>
          </draw:text-box>
        </draw:frame>
        <draw:frame draw:style-name="gr2" draw:text-style-name="P3" draw:layer="layout" svg:width="0.815cm" svg:height="0.645cm" svg:x="4.024cm" svg:y="2.784cm">
          <draw:text-box>
            <text:p><text:span text:style-name="T2">-a</text:span></text:p>
          </draw:text-box>
        </draw:frame>
        <draw:custom-shape draw:style-name="gr3" draw:text-style-name="P1" draw:layer="layout" svg:width="0.101cm" svg:height="0.101cm" svg:x="4.088cm" svg:y="0.703cm">
          <text:p/>
          <draw:enhanced-geometry svg:viewBox="0 0 21600 21600" draw:glue-points="10800 0 3163 3163 0 10800 3163 18437 10800 21600 18437 18437 21600 10800 18437 3163" draw:text-areas="3163 3163 18437 18437" draw:type="ring" draw:modifiers="211.7647058823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02cm" svg:height="0.102cm" svg:x="4.087cm" svg:y="3.09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4" draw:layer="layout" svg:width="0.752cm" svg:height="0.577cm" svg:x="6.247cm" svg:y="1.638cm">
          <draw:text-box>
            <text:p text:style-name="P4"><text:span text:style-name="T3">0</text:span><text:span text:style-name="T4">0</text:span></text:p>
          </draw:text-box>
        </draw:frame>
        <draw:frame draw:style-name="gr2" draw:text-style-name="P4" draw:layer="layout" svg:width="0.908cm" svg:height="0.577cm" svg:x="5.343cm" svg:y="0.122cm">
          <draw:text-box>
            <text:p text:style-name="P4"><text:span text:style-name="T3">45</text:span><text:span text:style-name="T4">0</text:span></text:p>
          </draw:text-box>
        </draw:frame>
        <draw:frame draw:style-name="gr2" draw:text-style-name="P4" draw:layer="layout" svg:width="1.065cm" svg:height="0.577cm" svg:x="1.94cm" svg:y="0.134cm">
          <draw:text-box>
            <text:p text:style-name="P4"><text:span text:style-name="T3">135</text:span><text:span text:style-name="T4">0</text:span></text:p>
          </draw:text-box>
        </draw:frame>
        <draw:frame draw:style-name="gr2" draw:text-style-name="P4" draw:layer="layout" svg:width="1.065cm" svg:height="0.577cm" svg:x="1.473cm" svg:y="1.524cm">
          <draw:text-box>
            <text:p text:style-name="P4"><text:span text:style-name="T3">180</text:span><text:span text:style-name="T4">0</text:span></text:p>
          </draw:text-box>
        </draw:frame>
        <draw:frame draw:style-name="gr2" draw:text-style-name="P4" draw:layer="layout" svg:width="1.065cm" svg:height="0.577cm" svg:x="6.166cm" svg:y="2.286cm">
          <draw:text-box>
            <text:p text:style-name="P4"><text:span text:style-name="T3">345</text:span><text:span text:style-name="T4">0</text:span></text:p>
          </draw:text-box>
        </draw:frame>
        <draw:line draw:style-name="gr4" draw:text-style-name="P1" draw:layer="layout" svg:x1="5.709cm" svg:y1="1.92cm" svg:x2="6.471cm" svg:y2="1.931cm">
          <text:p/>
        </draw:line>
        <draw:line draw:style-name="gr4" draw:text-style-name="P1" draw:layer="layout" svg:x1="5.632cm" svg:y1="1.544cm" svg:x2="6.319cm" svg:y2="1.36cm">
          <text:p/>
        </draw:line>
        <draw:line draw:style-name="gr4" draw:text-style-name="P1" draw:id="id8" draw:layer="layout" svg:x1="5.485cm" svg:y1="1.199cm" svg:x2="5.986cm" svg:y2="0.909cm">
          <draw:glue-point draw:id="4" svg:x="-0.119cm" svg:y="0.068cm"/>
          <text:p/>
        </draw:line>
        <draw:line draw:style-name="gr4" draw:text-style-name="P1" draw:id="id3" draw:layer="layout" svg:x1="5.203cm" svg:y1="0.866cm" svg:x2="5.583cm" svg:y2="0.486cm">
          <draw:glue-point draw:id="4" svg:x="-0.5cm" svg:y="0.657cm"/>
          <text:p/>
        </draw:line>
        <draw:line draw:style-name="gr4" draw:text-style-name="P1" draw:layer="layout" svg:x1="4.896cm" svg:y1="0.64cm" svg:x2="5.087cm" svg:y2="0.304cm">
          <text:p/>
        </draw:line>
        <draw:line draw:style-name="gr4" draw:text-style-name="P1" draw:layer="layout" svg:x1="4.475cm" svg:y1="0.508cm" svg:x2="4.551cm" svg:y2="0.223cm">
          <text:p/>
        </draw:line>
        <draw:frame draw:style-name="gr2" draw:text-style-name="P4" draw:layer="layout" svg:width="0.908cm" svg:height="0.577cm" svg:x="6.095cm" svg:y="1.006cm">
          <draw:text-box>
            <text:p><text:span text:style-name="T3">15</text:span><text:span text:style-name="T4">0</text:span></text:p>
          </draw:text-box>
        </draw:frame>
        <draw:frame draw:style-name="gr2" draw:text-style-name="P5" draw:layer="layout" svg:width="0.908cm" svg:height="0.577cm" svg:x="5.77cm" svg:y="0.569cm">
          <draw:text-box>
            <text:p><text:span text:style-name="T5">30</text:span><text:span text:style-name="T6">0</text:span></text:p>
          </draw:text-box>
        </draw:frame>
        <draw:line draw:style-name="gr4" draw:text-style-name="P1" draw:layer="layout" svg:x1="5.657cm" svg:y1="2.362cm" svg:x2="6.39cm" svg:y2="2.57cm">
          <text:p/>
        </draw:line>
        <draw:line draw:style-name="gr4" draw:text-style-name="P1" draw:layer="layout" svg:x1="5.472cm" svg:y1="2.733cm" svg:x2="5.973cm" svg:y2="3.023cm">
          <text:p/>
        </draw:line>
        <draw:line draw:style-name="gr4" draw:text-style-name="P1" draw:layer="layout" svg:x1="5.201cm" svg:y1="3.028cm" svg:x2="5.581cm" svg:y2="3.408cm">
          <text:p/>
        </draw:line>
        <draw:line draw:style-name="gr4" draw:text-style-name="P1" draw:layer="layout" svg:x1="4.917cm" svg:y1="3.241cm" svg:x2="5.108cm" svg:y2="3.577cm">
          <text:p/>
        </draw:line>
        <draw:frame draw:style-name="gr2" draw:text-style-name="P4" draw:layer="layout" svg:width="1.065cm" svg:height="0.577cm" svg:x="5.73cm" svg:y="2.795cm">
          <draw:text-box>
            <text:p text:style-name="P4"><text:span text:style-name="T3">330</text:span><text:span text:style-name="T4">0</text:span></text:p>
          </draw:text-box>
        </draw:frame>
        <draw:line draw:style-name="gr4" draw:text-style-name="P1" draw:layer="layout" svg:x1="4.505cm" svg:y1="3.383cm" svg:x2="4.581cm" svg:y2="3.668cm">
          <text:p/>
        </draw:line>
        <draw:line draw:style-name="gr4" draw:text-style-name="P1" draw:layer="layout" svg:x1="3.707cm" svg:y1="3.656cm" svg:x2="3.783cm" svg:y2="3.371cm">
          <text:p/>
        </draw:line>
        <draw:line draw:style-name="gr4" draw:text-style-name="P1" draw:layer="layout" svg:x1="3.22cm" svg:y1="3.567cm" svg:x2="3.411cm" svg:y2="3.231cm">
          <text:p/>
        </draw:line>
        <draw:line draw:style-name="gr4" draw:text-style-name="P1" draw:layer="layout" svg:x1="2.702cm" svg:y1="3.393cm" svg:x2="3.082cm" svg:y2="3.013cm">
          <text:p/>
        </draw:line>
        <draw:line draw:style-name="gr4" draw:text-style-name="P1" draw:layer="layout" svg:x1="2.346cm" svg:y1="2.997cm" svg:x2="2.847cm" svg:y2="2.707cm">
          <text:p/>
        </draw:line>
        <draw:line draw:style-name="gr4" draw:text-style-name="P1" draw:layer="layout" svg:x1="1.994cm" svg:y1="2.541cm" svg:x2="2.681cm" svg:y2="2.357cm">
          <text:p/>
        </draw:line>
        <draw:line draw:style-name="gr4" draw:text-style-name="P1" draw:layer="layout" svg:x1="1.848cm" svg:y1="1.971cm" svg:x2="2.61cm" svg:y2="1.982cm">
          <text:p/>
        </draw:line>
        <draw:line draw:style-name="gr4" draw:text-style-name="P1" draw:layer="layout" svg:x1="1.94cm" svg:y1="1.382cm" svg:x2="2.673cm" svg:y2="1.59cm">
          <text:p/>
        </draw:line>
        <draw:line draw:style-name="gr4" draw:text-style-name="P1" draw:layer="layout" svg:x1="2.323cm" svg:y1="0.904cm" svg:x2="2.824cm" svg:y2="1.194cm">
          <text:p/>
        </draw:line>
        <draw:line draw:style-name="gr4" draw:text-style-name="P1" draw:id="id6" draw:layer="layout" svg:x1="2.691cm" svg:y1="0.538cm" svg:x2="3.071cm" svg:y2="0.918cm">
          <draw:glue-point draw:id="4" svg:x="-1.763cm" svg:y="-1.526cm"/>
          <text:p/>
        </draw:line>
        <draw:line draw:style-name="gr4" draw:text-style-name="P1" draw:layer="layout" svg:x1="3.182cm" svg:y1="0.335cm" svg:x2="3.373cm" svg:y2="0.671cm">
          <text:p/>
        </draw:line>
        <draw:line draw:style-name="gr4" draw:text-style-name="P1" draw:layer="layout" svg:x1="3.647cm" svg:y1="0.264cm" svg:x2="3.723cm" svg:y2="0.549cm">
          <text:p/>
        </draw:line>
        <draw:line draw:style-name="gr5" draw:text-style-name="P1" draw:id="id2" draw:layer="layout" svg:x1="4.155cm" svg:y1="1.92cm" svg:x2="4.886cm" svg:y2="1.168cm">
          <draw:glue-point draw:id="4" svg:x="1.819cm" svg:y="-1.489cm"/>
          <text:p/>
        </draw:line>
        <draw:line draw:style-name="gr5" draw:text-style-name="P1" draw:id="id5" draw:layer="layout" svg:x1="4.155cm" svg:y1="1.91cm" svg:x2="3.372cm" svg:y2="1.189cm">
          <draw:glue-point draw:id="4" svg:x="-2.132cm" svg:y="-1.9cm"/>
          <text:p/>
        </draw:line>
        <draw:frame draw:style-name="gr2" draw:text-style-name="P6" draw:id="id1" draw:layer="layout" svg:width="2.288cm" svg:height="1.141cm" svg:x="6.561cm" svg:y="2.54cm">
          <draw:text-box>
            <text:p><text:span text:style-name="T7">رداس اور فلکس</text:span></text:p>
            <text:p><text:span text:style-name="T7"><text:s/></text:span><text:span text:style-name="T7">کی سمتیں ایک ہیں</text:span></text:p>
          </draw:text-box>
          <draw:glue-point draw:id="4" svg:x="-0.017cm" svg:y="-3.479cm"/>
        </draw:frame>
        <draw:frame draw:style-name="gr2" draw:text-style-name="P6" draw:id="id4" draw:layer="layout" svg:width="2.237cm" svg:height="1.141cm" svg:x="-0.06cm" svg:y="2.611cm">
          <draw:text-box>
            <text:p><text:span text:style-name="T7">رداس اور فلکس</text:span></text:p>
            <text:p><text:span text:style-name="T7"><text:s/></text:span><text:span text:style-name="T7">کی سمتیں الٹ ہیں</text:span></text:p>
          </draw:text-box>
        </draw:frame>
        <draw:connector draw:style-name="gr4" draw:text-style-name="P1" draw:layer="layout" draw:type="curve" svg:x1="7.702cm" svg:y1="2.714cm" svg:x2="4.652cm" svg:y2="1.433cm" draw:start-shape="id1" draw:start-glue-point="4" draw:end-shape="id2" draw:end-glue-point="4" svg:d="m7702 2714c0-854-1016-1281-3050-1281">
          <text:p/>
        </draw:connector>
        <draw:connector draw:style-name="gr4" draw:text-style-name="P1" draw:layer="layout" draw:type="curve" svg:x1="7.702cm" svg:y1="2.714cm" svg:x2="5.374cm" svg:y2="0.7cm" draw:start-shape="id1" draw:start-glue-point="4" draw:end-shape="id3" draw:end-glue-point="4" svg:d="m7702 2714c0-1516-2328-510-2328-2014">
          <text:p/>
        </draw:connector>
        <draw:connector draw:style-name="gr4" draw:text-style-name="P1" draw:layer="layout" draw:type="curve" svg:x1="1.058cm" svg:y1="2.611cm" svg:x2="3.597cm" svg:y2="1.413cm" draw:start-shape="id4" draw:start-glue-point="0" draw:end-shape="id5" draw:end-glue-point="4" svg:d="m1058 2611c0-799 846-1198 2539-1198">
          <text:p/>
        </draw:connector>
        <draw:connector draw:style-name="gr4" draw:text-style-name="P1" draw:layer="layout" draw:type="curve" svg:x1="1.058cm" svg:y1="2.611cm" svg:x2="2.815cm" svg:y2="0.671cm" draw:start-shape="id4" draw:start-glue-point="0" draw:end-shape="id6" draw:end-glue-point="4" svg:d="m1058 2611c0-1294 585-1940 1757-1940">
          <text:p/>
        </draw:connector>
        <draw:frame draw:style-name="gr2" draw:text-style-name="P6" draw:id="id7" draw:layer="layout" svg:width="2.441cm" svg:height="1.141cm" svg:x="6.431cm" svg:y="0.081cm">
          <draw:text-box>
            <text:p><text:span text:style-name="T7">لکیر کی لمبائی فلکس</text:span></text:p>
            <text:p><text:span text:style-name="T7"><text:s/></text:span><text:span text:style-name="T7">کی مقدار بتاتی ہے</text:span></text:p>
          </draw:text-box>
          <draw:glue-point draw:id="4" svg:x="-3.875cm" svg:y="-1.078cm"/>
        </draw:frame>
        <draw:connector draw:style-name="gr4" draw:text-style-name="P1" draw:layer="layout" draw:type="curve" draw:line-skew="1.496cm -0.985cm" svg:x1="6.706cm" svg:y1="0.529cm" svg:x2="5.731cm" svg:y2="1.055cm" draw:start-shape="id7" draw:start-glue-point="4" draw:end-shape="id8" draw:end-glue-point="4" svg:d="m6706 529c-339 0-282 105-441 118s-534-67-534 408">
          <text:p/>
        </draw:connector>
        <draw:frame draw:style-name="gr6" draw:layer="layout" svg:width="1.631cm" svg:height="0.356cm" svg:x="0.167cm" svg:y="0.447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3.397cm" svg:y="1.474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2T17:51:51</dc:date>
    <dc:creator>khalid khan</dc:creator>
    <meta:editing-duration>PT04H08M24S</meta:editing-duration>
    <meta:editing-cycles>26</meta:editing-cycles>
    <meta:generator>OpenOffice.org/3.1$Linux OpenOffice.org_project/310m19$Build-9420</meta:generator>
    <meta:document-statistic meta:object-count="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B</math:mi>
          <math:mo math:stretchy="false">θ</math:mo>
        </math:msub>
        <math:mo math:stretchy="false">=</math:mo>
        <math:msub>
          <math:mi>B</math:mi>
          <math:mn>0</math:mn>
        </math:msub>
      </math:mrow>
      <math:mi>cos</math:mi>
      <math:mo math:stretchy="false">θ</math:mo>
    </math:mrow>
    <math:annotation math:encoding="StarMath 5.0">B_{%theta}=B_{0} cos %theta</math:annotation>
  </math:semantics>
</math:math>
</file>